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Symbol" style:font-pitch="variable" style:font-charset="x-symbol"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sub 58%" fo:font-family="Symbol" style:font-pitch="variable" style:font-charset="x-symbol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465cm" svg:y1="18.087cm" svg:x2="10.5cm" svg:y2="3.5cm">
          <text:p/>
        </draw:line>
        <draw:line draw:style-name="gr1" draw:text-style-name="P1" draw:layer="layout" svg:x1="2cm" svg:y1="10.5cm" svg:x2="20cm" svg:y2="10.5cm">
          <text:p/>
        </draw:line>
        <draw:frame draw:style-name="gr2" draw:layer="layout" svg:width="1.806cm" svg:height="0.962cm" svg:x="10.781cm" svg:y="10.861cm">
          <draw:text-box>
            <text:p>(0,0)</text:p>
          </draw:text-box>
        </draw:frame>
        <draw:path draw:style-name="gr3" draw:text-style-name="P1" draw:layer="layout" svg:width="6.259cm" svg:height="3.369cm" draw:transform="rotate (2.84506121367542) translate (8.95525273369674cm 7.56755673474791cm)" svg:viewBox="0 0 6260 3370" svg:d="m3191 77c4376 18 3685 4778 361 2821s-4541-3010-2678-2888z">
          <text:p/>
        </draw:path>
        <draw:path draw:style-name="gr3" draw:text-style-name="P1" draw:layer="layout" svg:width="11.188cm" svg:height="7cm" draw:transform="rotate (-2.70805286739389) translate (15.685497859848cm 10.7849495075266cm)" svg:viewBox="0 0 11189 7001" svg:d="m4880 3997c4894 2906 10077-1349 2411-3118s-9245-524-4933 730-1604 8055-1719 4245-1120-5330 1477-3633z">
          <text:p/>
        </draw:path>
        <draw:frame draw:style-name="gr2" draw:text-style-name="P2" draw:layer="layout" svg:width="1.175cm" svg:height="1.68cm" svg:x="4.975cm" svg:y="4.339cm">
          <draw:text-box>
            <text:p text:style-name="P2"><text:span text:style-name="T1">g</text:span><text:span text:style-name="T2">1</text:span></text:p>
          </draw:text-box>
        </draw:frame>
        <draw:frame draw:style-name="gr2" draw:text-style-name="P2" draw:layer="layout" svg:width="1.146cm" svg:height="1.724cm" svg:x="11.855cm" svg:y="6.959cm">
          <draw:text-box>
            <text:p text:style-name="P2"><text:span text:style-name="T1">g</text:span><text:span text:style-name="T3">2</text:span></text:p>
          </draw:text-box>
        </draw:frame>
        <draw:custom-shape draw:style-name="gr4" draw:text-style-name="P1" draw:layer="layout" svg:width="0.635cm" svg:height="0.635cm" svg:x="10.161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09T14:20:15</meta:creation-date>
    <dc:date>2011-08-10T14:28:09</dc:date>
    <dc:creator>Stephane Puechmorel</dc:creator>
    <meta:editing-duration>PT6M38S</meta:editing-duration>
    <meta:editing-cycles>3</meta:editing-cycles>
    <meta:generator>LibreOffice/3.3$Unix LibreOffice_project/330m19$Build-202</meta:generator>
    <meta:document-statistic meta:object-count="8"/>
  </office:meta>
</office:document-meta>
</file>